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544*"/>
    </style:style>
    <style:style style:name="Table3.B" style:family="table-column">
      <style:table-column-properties style:column-width="4.2389in" style:rel-column-width="6104*"/>
    </style:style>
    <style:style style:name="Table3.C" style:family="table-column">
      <style:table-column-properties style:column-width="2.3083in" style:rel-column-width="332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Table_20_Contents">
      <style:text-properties officeooo:rsid="000a116b" officeooo:paragraph-rsid="000a116b"/>
    </style:style>
    <style:style style:name="P10" style:family="paragraph" style:parent-style-name="Standard">
      <style:text-properties officeooo:rsid="000a8a4c" officeooo:paragraph-rsid="000a8a4c"/>
    </style:style>
    <style:style style:name="P11" style:family="paragraph" style:parent-style-name="Table_20_Contents">
      <style:text-properties officeooo:rsid="000a8a4c" officeooo:paragraph-rsid="000a8a4c"/>
    </style:style>
    <style:style style:name="P12" style:family="paragraph" style:parent-style-name="Standard">
      <style:text-properties officeooo:rsid="000a8a4c" officeooo:paragraph-rsid="00100c9b"/>
    </style:style>
    <style:style style:name="P13" style:family="paragraph" style:parent-style-name="Standard">
      <style:text-properties officeooo:rsid="000f3949" officeooo:paragraph-rsid="000f3949"/>
    </style:style>
    <style:style style:name="P14" style:family="paragraph" style:parent-style-name="Standard">
      <style:text-properties officeooo:rsid="00100c9b" officeooo:paragraph-rsid="00100c9b"/>
    </style:style>
    <style:style style:name="P15" style:family="paragraph" style:parent-style-name="Standard">
      <style:text-properties officeooo:rsid="00100c9b" officeooo:paragraph-rsid="001186fc"/>
    </style:style>
    <style:style style:name="P16" style:family="paragraph" style:parent-style-name="Standard">
      <style:text-properties officeooo:rsid="00100c9b" officeooo:paragraph-rsid="00133cf8"/>
    </style:style>
    <style:style style:name="P17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8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9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21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22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3" style:family="paragraph" style:parent-style-name="Standard">
      <style:text-properties officeooo:paragraph-rsid="00100c9b"/>
    </style:style>
    <style:style style:name="P24" style:family="paragraph" style:parent-style-name="Table_20_Contents">
      <style:text-properties officeooo:rsid="001186fc" officeooo:paragraph-rsid="001186fc"/>
    </style:style>
    <style:style style:name="P25" style:family="paragraph" style:parent-style-name="Standard">
      <style:text-properties officeooo:rsid="00133cf8" officeooo:paragraph-rsid="00133cf8"/>
    </style:style>
    <style:style style:name="P26" style:family="paragraph" style:parent-style-name="Table_20_Contents">
      <style:text-properties officeooo:rsid="00133cf8" officeooo:paragraph-rsid="00133cf8"/>
    </style:style>
    <style:style style:name="P27" style:family="paragraph" style:parent-style-name="Table_20_Contents">
      <style:text-properties fo:color="#2cee0e" loext:opacity="100%" officeooo:rsid="00133cf8" officeooo:paragraph-rsid="00133cf8"/>
    </style:style>
    <style:style style:name="P28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9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30" style:family="paragraph" style:parent-style-name="Table_20_Contents">
      <style:text-properties officeooo:rsid="0015e4f6" officeooo:paragraph-rsid="0015e4f6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c9b" style:font-weight-asian="normal" style:font-weight-complex="normal"/>
    </style:style>
    <style:style style:name="T12" style:family="text">
      <style:text-properties fo:font-weight="normal" officeooo:rsid="00067e54" style:font-weight-asian="normal" style:font-weight-complex="normal"/>
    </style:style>
    <style:style style:name="T13" style:family="text">
      <style:text-properties fo:font-weight="normal" officeooo:rsid="0015e4f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LI INFORME 1</text:p>
      <text:p text:style-name="P21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3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2"><text:span text:style-name="T1">p </text:span>→ <text:span text:style-name="T1">¬q</text:span></text:p>
      <text:p text:style-name="P2"/>
      <text:p text:style-name="P21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20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2">p</text:p>
          </table:table-cell>
          <table:table-cell table:style-name="Table1.A1" office:value-type="string">
            <text:p text:style-name="P22">q</text:p>
          </table:table-cell>
          <table:table-cell table:style-name="Table1.A1" office:value-type="string">
            <text:p text:style-name="P22">r</text:p>
          </table:table-cell>
          <table:table-cell table:style-name="Table1.A1" office:value-type="string">
            <text:p text:style-name="P19"><text:span text:style-name="T2">¬</text:span>p</text:p>
          </table:table-cell>
          <table:table-cell table:style-name="Table1.A1" office:value-type="string">
            <text:p text:style-name="P19"><text:span text:style-name="T2">¬</text:span>q</text:p>
          </table:table-cell>
          <table:table-cell table:style-name="Table1.A1" office:value-type="string">
            <text:p text:style-name="P19"><text:span text:style-name="T2">¬</text:span>p ^ <text:span text:style-name="T2">¬</text:span>q</text:p>
          </table:table-cell>
          <table:table-cell table:style-name="Table1.G1" office:value-type="string">
            <text:p text:style-name="P19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</table:table>
      <text:p text:style-name="P10">Contigente</text:p>
      <text:p text:style-name="P4"/>
      <text:p text:style-name="P18">c.</text:p>
      <text:p text:style-name="P12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3">No tengo un esguince o no voy a ir a tu fiesta o a la boda</text:p>
      <text:p text:style-name="P13"/>
      <text:p text:style-name="P17">4.</text:p>
      <text:p text:style-name="P17">a.</text:p>
      <text:p text:style-name="P14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5">p → (q ∨ r)</text:p>
          </table:table-cell>
          <table:table-cell table:style-name="Table2.C1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15">q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15">r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5">p</text:p>
          </table:table-cell>
          <table:table-cell table:style-name="Table2.C2" office:value-type="string">
            <text:p text:style-name="P26">Supuesto I<text:span text:style-name="T9">→</text:span>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16">q∨r</text:p>
          </table:table-cell>
          <table:table-cell table:style-name="Table2.C2" office:value-type="string">
            <text:p text:style-name="P26">E<text:span text:style-name="T9">→</text:span>1,4</text:p>
          </table:table-cell>
        </table:table-row>
        <table:table-row>
          <table:table-cell table:style-name="Table2.A2" office:value-type="string">
            <text:p text:style-name="P26">6</text:p>
          </table:table-cell>
          <table:table-cell table:style-name="Table2.A2" office:value-type="string">
            <text:p text:style-name="P26">q</text:p>
          </table:table-cell>
          <table:table-cell table:style-name="Table2.C2" office:value-type="string">
            <text:p text:style-name="P26">Suponer E<text:span text:style-name="T9">∨</text:span>5</text:p>
          </table:table-cell>
        </table:table-row>
        <table:table-row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27">s</text:p>
          </table:table-cell>
          <table:table-cell table:style-name="Table2.C2" office:value-type="string">
            <text:p text:style-name="P26">E<text:span text:style-name="T9">→</text:span>2,6</text:p>
          </table:table-cell>
        </table:table-row>
        <table:table-row>
          <table:table-cell table:style-name="Table2.A2" office:value-type="string">
            <text:p text:style-name="P26">8</text:p>
          </table:table-cell>
          <table:table-cell table:style-name="Table2.A2" office:value-type="string">
            <text:p text:style-name="P26">r</text:p>
          </table:table-cell>
          <table:table-cell table:style-name="Table2.C2" office:value-type="string">
            <text:p text:style-name="P26">Suponer E<text:span text:style-name="T9">∨</text:span>5</text:p>
          </table:table-cell>
        </table:table-row>
        <table:table-row>
          <table:table-cell table:style-name="Table2.A2" office:value-type="string">
            <text:p text:style-name="P26">9</text:p>
          </table:table-cell>
          <table:table-cell table:style-name="Table2.A2" office:value-type="string">
            <text:p text:style-name="P27">s</text:p>
          </table:table-cell>
          <table:table-cell table:style-name="Table2.C2" office:value-type="string">
            <text:p text:style-name="P26">E<text:span text:style-name="T9">→</text:span>3,8</text:p>
          </table:table-cell>
        </table:table-row>
        <table:table-row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7">s</text:p>
          </table:table-cell>
          <table:table-cell table:style-name="Table2.C2" office:value-type="string">
            <text:p text:style-name="P26">E<text:span text:style-name="T9">∨</text:span>5,6-7,8-9</text:p>
          </table:table-cell>
        </table:table-row>
        <table:table-row>
          <table:table-cell table:style-name="Table2.A2" office:value-type="string">
            <text:p text:style-name="P26">11</text:p>
          </table:table-cell>
          <table:table-cell table:style-name="Table2.A2" office:value-type="string">
            <text:p text:style-name="P26">p<text:span text:style-name="T9">→</text:span>s</text:p>
          </table:table-cell>
          <table:table-cell table:style-name="Table2.C2" office:value-type="string">
            <text:p text:style-name="P26">I<text:span text:style-name="T9">→</text:span>4-1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b.</text:p>
      <text:p text:style-name="P28"><text:span text:style-name="T10">{ q</text:span><text:span text:style-name="T11">→</text:span><text:span text:style-name="T10">r, <text:s/></text:span><text:span text:style-name="T12">¬</text:span><text:span text:style-name="T10">q</text:span><text:span text:style-name="T11">→</text:span><text:span text:style-name="T12">¬</text:span><text:span text:style-name="T10">p, p }</text:span><text:span text:style-name="T11">⊢</text:span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1</text:p>
          </table:table-cell>
          <table:table-cell table:style-name="Table3.A1" office:value-type="string">
            <text:p text:style-name="P29"><text:span text:style-name="T10">q</text:span><text:span text:style-name="T11">→</text:span><text:span text:style-name="T10">r</text:span></text:p>
          </table:table-cell>
          <table:table-cell table:style-name="Table3.C1" office:value-type="string">
            <text:p text:style-name="P30">Premisa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29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0">PR</text:p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29"><text:span text:style-name="T10">p</text:span></text:p>
          </table:table-cell>
          <table:table-cell table:style-name="Table3.C2" office:value-type="string">
            <text:p text:style-name="P30">PR</text:p>
          </table:table-cell>
        </table:table-row>
        <table:table-row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29"><text:span text:style-name="T10">q</text:span><text:span text:style-name="T11">→</text:span><text:span text:style-name="T10">r</text:span></text:p>
          </table:table-cell>
          <table:table-cell table:style-name="Table3.C2" office:value-type="string">
            <text:p text:style-name="P30">Supuesto I<text:span text:style-name="T11">→</text:span></text:p>
          </table:table-cell>
        </table:table-row>
        <table:table-row>
          <table:table-cell table:style-name="Table3.A2" office:value-type="string">
            <text:p text:style-name="P30">5</text:p>
          </table:table-cell>
          <table:table-cell table:style-name="Table3.A2" office:value-type="string">
            <text:p text:style-name="P29"><text:span text:style-name="T12">¬</text:span><text:span text:style-name="T10">q</text:span><text:span text:style-name="T11">→</text:span><text:span text:style-name="T12">¬</text:span><text:span text:style-name="T10">p</text:span></text:p>
          </table:table-cell>
          <table:table-cell table:style-name="Table3.C2" office:value-type="string">
            <text:p text:style-name="P30">Supuesto I<text:span text:style-name="T11">→</text:span></text:p>
          </table:table-cell>
        </table:table-row>
        <table:table-row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30">p</text:p>
          </table:table-cell>
          <table:table-cell table:style-name="Table3.C2" office:value-type="string">
            <text:p text:style-name="P30">Supuesto I<text:span text:style-name="T11">→</text:span></text:p>
          </table:table-cell>
        </table:table-row>
        <table:table-row>
          <table:table-cell table:style-name="Table3.A2" office:value-type="string">
            <text:p text:style-name="P30">7</text:p>
          </table:table-cell>
          <table:table-cell table:style-name="Table3.A2" office:value-type="string">
            <text:p text:style-name="P30">q</text:p>
          </table:table-cell>
          <table:table-cell table:style-name="Table3.C2" office:value-type="string">
            <text:p text:style-name="P30">E<text:span text:style-name="T11">→</text:span><text:span text:style-name="T10">5,6</text:span></text:p>
          </table:table-cell>
        </table:table-row>
        <table:table-row>
          <table:table-cell table:style-name="Table3.A2" office:value-type="string">
            <text:p text:style-name="P30">8</text:p>
          </table:table-cell>
          <table:table-cell table:style-name="Table3.A2" office:value-type="string">
            <text:p text:style-name="P30">r</text:p>
          </table:table-cell>
          <table:table-cell table:style-name="Table3.C2" office:value-type="string">
            <text:p text:style-name="P30">E<text:span text:style-name="T11">→</text:span><text:span text:style-name="T10">1,7</text:span></text:p>
          </table:table-cell>
        </table:table-row>
        <table:table-row>
          <table:table-cell table:style-name="Table3.A2" office:value-type="string">
            <text:p text:style-name="P30">9</text:p>
          </table:table-cell>
          <table:table-cell table:style-name="Table3.A2" office:value-type="string">
            <text:p text:style-name="P29"><text:span text:style-name="T10">p</text:span><text:span text:style-name="T11">→</text:span><text:span text:style-name="T10">r</text:span></text:p>
          </table:table-cell>
          <table:table-cell table:style-name="Table3.C2" office:value-type="string">
            <text:p text:style-name="P30">I<text:span text:style-name="T11">→</text:span><text:span text:style-name="T10">6-8</text:span></text:p>
          </table:table-cell>
        </table:table-row>
        <table:table-row>
          <table:table-cell table:style-name="Table3.A2" office:value-type="string">
            <text:p text:style-name="P30">10</text:p>
          </table:table-cell>
          <table:table-cell table:style-name="Table3.A2" office:value-type="string">
            <text:p text:style-name="P29"><text:span text:style-name="T13">(</text:span><text:span text:style-name="T12">¬</text:span><text:span text:style-name="T10">q</text:span><text:span text:style-name="T11">→</text:span><text:span text:style-name="T12">¬</text:span><text:span text:style-name="T10">p</text:span><text:span text:style-name="T13">)</text:span><text:span text:style-name="T11">→</text:span><text:span text:style-name="T13">(</text:span><text:span text:style-name="T10">p</text:span><text:span text:style-name="T11">→</text:span><text:span text:style-name="T10">r</text:span><text:span text:style-name="T13">)</text:span></text:p>
          </table:table-cell>
          <table:table-cell table:style-name="Table3.C2" office:value-type="string">
            <text:p text:style-name="P30">I<text:span text:style-name="T11">→</text:span><text:span text:style-name="T10">5-9</text:span></text:p>
          </table:table-cell>
        </table:table-row>
        <table:table-row>
          <table:table-cell table:style-name="Table3.A2" office:value-type="string">
            <text:p text:style-name="P30">11</text:p>
          </table:table-cell>
          <table:table-cell table:style-name="Table3.A2" office:value-type="string">
            <text:p text:style-name="P29"><text:span text:style-name="T10">(q</text:span><text:span text:style-name="T11">→</text:span><text:span text:style-name="T10">r)</text:span><text:span text:style-name="T11">→</text:span><text:span text:style-name="T10">((</text:span><text:span text:style-name="T12">¬</text:span><text:span text:style-name="T10">q</text:span><text:span text:style-name="T11">→</text:span><text:span text:style-name="T12">¬</text:span><text:span text:style-name="T10">p)</text:span><text:span text:style-name="T11">→</text:span><text:span text:style-name="T10">(p</text:span><text:span text:style-name="T11">→</text:span><text:span text:style-name="T10">r)</text:span><text:span text:style-name="T13">)</text:span></text:p>
          </table:table-cell>
          <table:table-cell table:style-name="Table3.C2" office:value-type="string">
            <text:p text:style-name="P30">I<text:span text:style-name="T11">→</text:span><text:span text:style-name="T10">4-10</text:span></text:p>
          </table:table-cell>
        </table:table-row>
      </table:table>
      <text:p text:style-name="P28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09T13:32:54.427073612</dc:date>
    <meta:editing-duration>P2DT14H21M30S</meta:editing-duration>
    <meta:editing-cycles>14</meta:editing-cycles>
    <meta:generator>LibreOffice/7.4.7.2$Linux_X86_64 LibreOffice_project/40$Build-2</meta:generator>
    <meta:document-statistic meta:table-count="3" meta:image-count="0" meta:object-count="0" meta:page-count="3" meta:paragraph-count="170" meta:word-count="396" meta:character-count="1460" meta:non-whitespace-character-count="1232"/>
  </office:meta>
</office:document-meta>
</file>